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0ce4" officeooo:paragraph-rsid="00110ce4" style:font-size-asian="14pt" style:font-weight-asian="normal" style:font-size-complex="14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0ce4" officeooo:paragraph-rsid="00110ce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0ce4" officeooo:paragraph-rsid="00161477" style:font-size-asian="14pt" style:font-weight-asian="normal" style:font-size-complex="14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6pt" fo:font-weight="normal" officeooo:rsid="00110ce4" officeooo:paragraph-rsid="00161477" style:font-size-asian="16pt" style:font-weight-asian="normal" style:font-size-complex="16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44111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Atos 2<text:tab/><text:tab/></text:span><text:span text:style-name="T4">Gabriela Rocha<text:tab/><text:tab/></text:span><text:span text:style-name="T1">[ </text:span><text:span text:style-name="T2">43 </text:span><text:span text:style-name="T1">]</text:span> </text:p>
      <text:p text:style-name="P2">Nós estamos aqui, tão sedentos de Ti</text:p>
      <text:p text:style-name="P2">Vem, ó Deus, vem, ó Deus</text:p>
      <text:p text:style-name="P2">Enche este lugar</text:p>
      <text:p text:style-name="P2">Meu desejo é sentir Teu poder, Teu poder! 2x</text:p>
      <text:p text:style-name="P2"/>
      <text:p text:style-name="P2">Então vem me incendiar</text:p>
      <text:p text:style-name="P2">Meu coração é o Teu altar</text:p>
      <text:p text:style-name="P2">Quero ouvir o som do Céu</text:p>
      <text:p text:style-name="P2">Tua glória contemplar 2x</text:p>
      <text:p text:style-name="P2"/>
      <text:p text:style-name="P2">Nós estamos aqui, tão sedentos de Ti</text:p>
      <text:p text:style-name="P2">Vem, ó Deus, vem, ó Deus</text:p>
      <text:p text:style-name="P2">Enche este lugar</text:p>
      <text:p text:style-name="P2">Meu desejo é sentir Teu poder, Teu poder!</text:p>
      <text:p text:style-name="P2"/>
      <text:p text:style-name="P2">Então vem me incendiar</text:p>
      <text:p text:style-name="P2">Meu coração é o Teu altar</text:p>
      <text:p text:style-name="P2">Quero ouvir o som do Céu</text:p>
      <text:p text:style-name="P2">Tua glória contemplar 2x</text:p>
      <text:p text:style-name="P2"/>
      <text:p text:style-name="P2">Te damos honra! Te damos glória!</text:p>
      <text:p text:style-name="P2">Teu é o poder! Pra sempre, amém!</text:p>
      <text:p text:style-name="P2">Te damos honra! Te damos glória!</text:p>
      <text:p text:style-name="P2">Teu é o poder! Pra sempre, amém!</text:p>
      <text:p text:style-name="P2">Te damos honra! Te damos glória!</text:p>
      <text:p text:style-name="P2">Teu é o poder, pra sempre, amém!</text:p>
      <text:p text:style-name="P5">Te damos honra! Te damos glória!</text:p>
      <text:p text:style-name="P5">Teu é o poder, pra sempre, amém!</text:p>
      <text:p text:style-name="P2"/>
      <text:p text:style-name="P2">E então vem me incendiar</text:p>
      <text:p text:style-name="P2">Meu coração é o Teu altar</text:p>
      <text:p text:style-name="P2">Quero ouvir o som do Céu</text:p>
      <text:p text:style-name="P2">Tua glória contemplar 2x</text:p>
      <text:p text:style-name="P6"><text:span text:style-name="T3">Atos 2<text:tab/><text:tab/></text:span><text:span text:style-name="T4">Gabriela Rocha<text:tab/><text:tab/></text:span><text:span text:style-name="T1">[ </text:span><text:span text:style-name="T2">43 </text:span><text:span text:style-name="T1">]</text:span> </text:p>
      <text:p text:style-name="P5">Nós estamos aqui, tão sedentos de Ti</text:p>
      <text:p text:style-name="P5">Vem, ó Deus, vem, ó Deus</text:p>
      <text:p text:style-name="P5">Enche este lugar</text:p>
      <text:p text:style-name="P5">Meu desejo é sentir Teu poder, Teu poder! 2x</text:p>
      <text:p text:style-name="P5"/>
      <text:p text:style-name="P5">Então vem me incendiar</text:p>
      <text:p text:style-name="P5">Meu coração é o Teu altar</text:p>
      <text:p text:style-name="P5">Quero ouvir o som do Céu</text:p>
      <text:p text:style-name="P5">Tua glória contemplar 2x</text:p>
      <text:p text:style-name="P5"/>
      <text:p text:style-name="P5">Nós estamos aqui, tão sedentos de Ti</text:p>
      <text:p text:style-name="P5">Vem, ó Deus, vem, ó Deus</text:p>
      <text:p text:style-name="P5">Enche este lugar</text:p>
      <text:p text:style-name="P5">Meu desejo é sentir Teu poder, Teu poder!</text:p>
      <text:p text:style-name="P5"/>
      <text:p text:style-name="P5">Então vem me incendiar</text:p>
      <text:p text:style-name="P5">Meu coração é o Teu altar</text:p>
      <text:p text:style-name="P5">Quero ouvir o som do Céu</text:p>
      <text:p text:style-name="P5">Tua glória contemplar 2x</text:p>
      <text:p text:style-name="P5"/>
      <text:p text:style-name="P5">Te damos honra! Te damos glória!</text:p>
      <text:p text:style-name="P5">Teu é o poder! Pra sempre, amém!</text:p>
      <text:p text:style-name="P5">Te damos honra! Te damos glória!</text:p>
      <text:p text:style-name="P5">Teu é o poder! Pra sempre, amém!</text:p>
      <text:p text:style-name="P5">Te damos honra! Te damos glória!</text:p>
      <text:p text:style-name="P5">Teu é o poder, pra sempre, amém!</text:p>
      <text:p text:style-name="P5">Te damos honra! Te damos glória!</text:p>
      <text:p text:style-name="P5">Teu é o poder, pra sempre, amém!</text:p>
      <text:p text:style-name="P5"/>
      <text:p text:style-name="P5">E então vem me incendiar</text:p>
      <text:p text:style-name="P5">Meu coração é o Teu altar</text:p>
      <text:p text:style-name="P5">Quero ouvir o som do Céu</text:p>
      <text:p text:style-name="P5">Tua glória contemplar 2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02T13:07:04.492798093</dc:date>
    <meta:editing-cycles>14</meta:editing-cycles>
    <meta:editing-duration>PT27M7S</meta:editing-duration>
    <meta:generator>LibreOffice/5.2.5.1$Linux_X86_64 LibreOffice_project/20m0$Build-1</meta:generator>
    <meta:document-statistic meta:table-count="0" meta:image-count="0" meta:object-count="0" meta:page-count="1" meta:paragraph-count="58" meta:word-count="338" meta:character-count="1622" meta:non-whitespace-character-count="1336"/>
  </office:meta>
</office:document-meta>
</file>